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draw:shadow="visible" draw:shadow-offset-x="0.305cm" draw:shadow-offset-y="0.305cm" draw:shadow-color="#cccccc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draw:shadow="visible" draw:shadow-offset-x="0.305cm" draw:shadow-offset-y="0.305cm" draw:shadow-color="#cccccc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 draw:shadow="hidden" draw:shadow-offset-x="0.305cm" draw:shadow-offset-y="0.305cm" draw:shadow-color="#cccccc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305cm" draw:shadow-offset-y="0.305cm" draw:shadow-color="#cccccc"/>
    </style:style>
    <style:style style:name="gr5" style:family="graphic" style:parent-style-name="standard">
      <style:graphic-properties draw:stroke="dash" draw:stroke-dash="Ultrafine_20_Dashe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draw:shadow="visible" draw:shadow-offset-x="0.305cm" draw:shadow-offset-y="0.305cm" draw:shadow-color="#cccccc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f0000" draw:fill-gradient-name="Gradient_20_1" draw:fill-hatch-name="Black_20_0_20_Degrees" draw:fill-image-name="Empty" draw:opacity="100%" draw:opacity-name="Transparency_20_1" draw:textarea-horizontal-align="justify" draw:textarea-vertical-align="middle" draw:auto-grow-height="false" draw:shadow="hidden" draw:shadow-offset-x="-0.508cm" draw:shadow-offset-y="0.508cm" draw:shadow-color="#cccccc" draw:shadow-opacity="10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tyle="italic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959cm" svg:height="1.957cm" svg:x="1cm" svg:y="3.044cm">
          <text:p text:style-name="P1">Annotated</text:p>
          <text:p text:style-name="P1"><text:s/><text:span text:style-name="T1">L </text:span>interpret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965cm" svg:height="1.957cm" svg:x="8.23cm" svg:y="8.014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7.832cm" svg:y="7.652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7.435cm" svg:y="7.327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6.965cm" svg:y="6.965cm">
            <text:p text:style-name="P1"><text:span text:style-name="T2">Translation</text:span></text:p>
            <text:p text:style-name="P1"><text:span text:style-name="T2">toolcha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5.996cm" svg:height="1.957cm" svg:x="2.34cm" svg:y="11.671cm">
          <text:p text:style-name="P1">Flowgraphs of</text:p>
          <text:p text:style-name="P1"><text:span text:style-name="T1">L </text:span><text:span text:style-name="T2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869cm" svg:height="3.332cm" svg:x="14.537cm" svg:y="11.564cm">
          <text:p text:style-name="P1">Flowgraphs of</text:p>
          <text:p text:style-name="P1"><text:span text:style-name="T1">Rainbow </text:span><text:span text:style-name="T2">interpreter</text:span></text:p>
          <text:p text:style-name="P1"><text:span text:style-name="T2">+</text:span></text:p>
          <text:p text:style-name="P1"><text:span text:style-name="T1">CLI JIT </text:span><text:span text:style-name="T2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6.995cm" svg:height="6.197cm" svg:x="13.556cm" svg:y="1.051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906cm" svg:height="1.957cm" svg:x="14.029cm" svg:y="1.652cm">
            <text:p text:style-name="P1"><text:span text:style-name="T1">Rainbow</text:span></text:p>
            <text:p text:style-name="P1"><text:span text:style-name="T2">interpre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906cm" svg:height="1.957cm" svg:x="14.029cm" svg:y="4.605cm">
            <text:p text:style-name="P1"><text:span text:style-name="T1">CLI JIT </text:span><text:span text:style-name="T2">backend</text:span> for </text:p>
            <text:p text:style-name="P1"><text:span text:style-name="T1">Rainbo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3" draw:layer="layout" svg:width="4.965cm" svg:height="1.957cm" svg:x="2.879cm" svg:y="16.899cm">
          <text:p text:style-name="P1"><text:span text:style-name="T2">JIT 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0.695cm" svg:height="1.957cm" svg:x="9.941cm" svg:y="16.922cm">
          <text:p text:style-name="P1"><text:span text:style-name="T1">CLI</text:span><text:span text:style-name="T2"> bytecode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996cm" svg:height="1.957cm" svg:x="12.335cm" svg:y="24.951cm">
          <text:p text:style-name="P1"><text:span text:style-name="T1">L </text:span><text:span text:style-name="T2">i</text:span>nterpreter<text:span text:style-name="T2"> with </text:span><text:span text:style-name="T1">JIT</text:span></text:p>
          <text:p text:style-name="P1"><text:span text:style-name="T2">for </text:span><text:span text:style-name="T1">.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4.205cm" svg:y1="5.328cm" svg:x2="6.814cm" svg:y2="6.814cm">
          <text:p text:style-name="P4"/>
        </draw:line>
        <draw:line draw:style-name="gr7" draw:text-style-name="P2" draw:layer="layout" svg:x1="13.375cm" svg:y1="4.929cm" svg:x2="11.091cm" svg:y2="6.669cm">
          <text:p text:style-name="P4"/>
        </draw:line>
        <draw:line draw:style-name="gr7" draw:text-style-name="P2" draw:layer="layout" svg:x1="7.974cm" svg:y1="9.967cm" svg:x2="5.147cm" svg:y2="11.417cm">
          <text:p text:style-name="P4"/>
        </draw:line>
        <draw:line draw:style-name="gr7" draw:text-style-name="P2" draw:layer="layout" svg:x1="13.193cm" svg:y1="10.402cm" svg:x2="14.571cm" svg:y2="11.381cm">
          <text:p text:style-name="P4"/>
        </draw:line>
        <draw:line draw:style-name="gr7" draw:text-style-name="P2" draw:layer="layout" svg:x1="5.08cm" svg:y1="13.996cm" svg:x2="5.265cm" svg:y2="16.616cm">
          <text:p text:style-name="P4"/>
        </draw:line>
        <draw:line draw:style-name="gr7" draw:text-style-name="P2" draw:layer="layout" svg:x1="7.322cm" svg:y1="14.063cm" svg:x2="11.694cm" svg:y2="16.669cm">
          <text:p text:style-name="P4"/>
        </draw:line>
        <draw:line draw:style-name="gr7" draw:text-style-name="P2" draw:layer="layout" svg:x1="17.434cm" svg:y1="15.186cm" svg:x2="16.774cm" svg:y2="16.695cm">
          <text:p text:style-name="P4"/>
        </draw:line>
        <draw:line draw:style-name="gr7" draw:text-style-name="P2" draw:layer="layout" svg:x1="5.429cm" svg:y1="19.27cm" svg:x2="5.429cm" svg:y2="21.636cm">
          <text:p text:style-name="P4"/>
        </draw:line>
        <draw:line draw:style-name="gr7" draw:text-style-name="P2" draw:layer="layout" svg:x1="9.181cm" svg:y1="25.78cm" svg:x2="12.102cm" svg:y2="25.78cm">
          <text:p text:style-name="P4"/>
        </draw:line>
        <draw:line draw:style-name="gr7" draw:text-style-name="P2" draw:layer="layout" svg:x1="9.101cm" svg:y1="23.681cm" svg:x2="12.012cm" svg:y2="25.214cm">
          <text:p text:style-name="P4"/>
        </draw:line>
        <draw:line draw:style-name="gr7" draw:text-style-name="P2" draw:layer="layout" svg:x1="15.293cm" svg:y1="19.314cm" svg:x2="15.293cm" svg:y2="24.606cm">
          <text:p text:style-name="P4"/>
        </draw:line>
        <draw:custom-shape draw:style-name="gr4" draw:text-style-name="P1" draw:layer="layout" svg:width="5.996cm" svg:height="1.957cm" svg:x="2.852cm" svg:y="21.794cm">
          <text:p text:style-name="P1">JIT for language 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996cm" svg:height="1.957cm" svg:x="2.905cm" svg:y="24.901cm">
          <text:p text:style-name="P1"><text:span text:style-name="T1">L </text:span><text:span text:style-name="T2">source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4.989cm" svg:height="0.962cm" draw:transform="rotate (1.5707963267946) translate (0.493cm 13.982cm)">
          <draw:text-box>
            <text:p text:style-name="P4">Translation time</text:p>
          </draw:text-box>
        </draw:frame>
        <draw:frame draw:style-name="gr8" draw:text-style-name="P1" draw:layer="layout" svg:width="6.166cm" svg:height="1.673cm" draw:transform="rotate (1.5707963267946) translate (0.138cm 27.208cm)">
          <draw:text-box>
            <text:p text:style-name="P1">Interpretation +</text:p>
            <text:p text:style-name="P1">JIT compilation-time</text:p>
          </draw:text-box>
        </draw:frame>
        <draw:custom-shape draw:style-name="gr9" draw:text-style-name="P2" draw:layer="layout" svg:width="21.516cm" svg:height="0.512cm" svg:x="0.047cm" svg:y="20.339cm">
          <text:p text:style-name="P4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2T09:46:25</meta:creation-date>
    <dc:creator>Carl Bolz</dc:creator>
    <dc:date>2008-12-19T16:17:11</dc:date>
    <dc:language>en-US</dc:language>
    <meta:editing-cycles>29</meta:editing-cycles>
    <meta:editing-duration>PT6H8M1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